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andlerRegistrationTests.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SocketHandlerRegistrationTests.emptyAllowe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WebSocketHandlerRegistration.addSockJsServiceMapping( List &lt; Mapping &gt; mappings , SockJsService sockJsService , WebSocketHandler wsHandler ,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HandlerRegistration.creat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RegistrationTests.handshak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ocketHandlerRegistrationTests.interceptorsPassedToSockJs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pping.Mapping( WebSocketHandler handler , String path , SockJsService sockJs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HandlerRegistrationTests.interceptorsWithAllowedOri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pping.Mapping( WebSocketHandler h , String path , HandshakeHandler hh , HandshakeInterceptor [ ]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HandlerRegistrationTests.min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SocketHandlerRegistrationTests.handshakeHandlerPassedToSockJs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WebSocketHandlerRegistration.addWebSocketHandlerMapping( List &lt; Mapping &gt; mappings , WebSocketHandler handler , HandshakeHandler handshakeHandler , HandshakeInterceptor [ ] interceptors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